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3.9752in"/>
    </style:style>
    <style:style style:name="co3" style:family="table-column">
      <style:table-column-properties fo:break-before="auto" style:column-width="13.5091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Questions: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/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/>
          <table:table-cell table:style-name="ce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1020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102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0"/>
        </table:table-row>
        <table:table-row table:style-name="ro2" table:number-rows-repeated="10480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2-08T10:20:33.233517577</dc:date>
    <meta:generator>LibreOffice/7.0.3.1$Linux_X86_64 LibreOffice_project/00$Build-1</meta:generator>
    <meta:editing-duration>PT51M12S</meta:editing-duration>
    <meta:editing-cycles>2</meta:editing-cycles>
    <meta:document-statistic meta:table-count="1" meta:cell-count="17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